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textarea-vertical-align="top" fo:min-height="11.292cm"/>
    </style:style>
    <style:style style:name="P1" style:family="paragraph">
      <style:text-properties fo:font-size="20pt"/>
    </style:style>
    <style:style style:name="P2" style:family="paragraph">
      <style:text-properties fo:font-size="32pt"/>
    </style:style>
    <style:style style:name="P3" style:family="paragraph">
      <style:paragraph-properties fo:text-align="start"/>
    </style:style>
    <style:style style:name="P4" style:family="paragraph"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text-properties fo:color="#006600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color="#0000cc" fo:font-size="32pt" fo:font-weight="bold" style:font-weight-asian="bold" style:font-weight-complex="bold"/>
    </style:style>
    <style:style style:name="T3" style:family="text">
      <style:text-properties fo:color="#006600" fo:font-size="32pt" fo:font-weight="bold" style:font-weight-asian="bold" style:font-weight-complex="bold"/>
    </style:style>
    <style:style style:name="T4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66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Funktion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layer="layout" svg:width="25.199cm" svg:height="11.292cm" svg:x="1.4cm" svg:y="5.8cm" presentation:class="subtitle" presentation:user-transformed="true">
          <draw:text-box>
            <text:p>Syntax: Använda funktioner</text:p>
            <text:p/>
            <text:p>Om vi vill kalla på funktionen ”skrivUtNamn”:</text:p>
            <text:p/>
            <text:p>skrivUtNamn()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3" draw:text-style-name="P2" draw:layer="layout" svg:width="25.199cm" svg:height="11.292cm" svg:x="1.4cm" svg:y="5.8cm" presentation:class="subtitle" presentation:user-transformed="true">
          <draw:text-box>
            <text:p><text:span text:style-name="T1">Syntax: Använda funktioner</text:span></text:p>
            <text:p><text:span text:style-name="T1"/></text:p>
            <text:p><text:span text:style-name="T1">Om vi vill kalla på funktionen ”skrivUtNamn” med argumentet '”sebastian”':</text:span></text:p>
            <text:p><text:span text:style-name="T1"/></text:p>
            <text:p><text:span text:style-name="T1">skrivUtNamn(”sebastian”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3" draw:text-style-name="P2" draw:layer="layout" svg:width="15.399cm" svg:height="11.292cm" svg:x="6.301cm" svg:y="5.8cm" presentation:class="subtitle" presentation:user-transformed="true">
          <draw:text-box>
            <text:p><text:span text:style-name="T1">Syntax: Använda funktioner</text:span></text:p>
            <text:p><text:span text:style-name="T1"/></text:p>
            <text:p><text:span text:style-name="T1">Alternativt:</text:span></text:p>
            <text:p text:style-name="P3"><text:span text:style-name="T1"/></text:p>
            <text:p text:style-name="P3"><text:span text:style-name="T1">var namn = ”sebastian”</text:span></text:p>
            <text:p text:style-name="P3"><text:span text:style-name="T1">skrivUtNamn(namn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3" draw:text-style-name="P2" draw:layer="layout" svg:width="25.199cm" svg:height="11.292cm" svg:x="1.4cm" svg:y="5.8cm" presentation:class="subtitle" presentation:user-transformed="true">
          <draw:text-box>
            <text:p><text:span text:style-name="T1">Syntax: Skapa funktioner (första sättet)</text:span></text:p>
            <text:p><text:span text:style-name="T1"/></text:p>
            <text:p><text:span text:style-name="T1">var skrivUtNamn = function (namn) { 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3" draw:text-style-name="P2" draw:layer="layout" svg:width="25.199cm" svg:height="11.292cm" svg:x="1.4cm" svg:y="5.8cm" presentation:class="subtitle" presentation:user-transformed="true">
          <draw:text-box>
            <text:p><text:span text:style-name="T1">Syntax: Skapa funktioner (andra sättet)</text:span></text:p>
            <text:p><text:span text:style-name="T1"/></text:p>
            <text:p><text:span text:style-name="T1">function skrivUtNamn(namn) { 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3" draw:text-style-name="P2" draw:layer="layout" svg:width="15.999cm" svg:height="11.292cm" svg:x="6.001cm" svg:y="5.8cm" presentation:class="subtitle" presentation:user-transformed="true">
          <draw:text-box>
            <text:p><text:span text:style-name="T1">Syntax: Return-värde</text:span></text:p>
            <text:p><text:span text:style-name="T1"/></text:p>
            <text:p text:style-name="P3"><text:span text:style-name="T1">function skrivUtNamn(namn) {</text:span></text:p>
            <text:p text:style-name="P3"><text:span text:style-name="T1"><text:tab/></text:span><text:span text:style-name="T1">return ”Hej ” + namn + ”!”</text:span></text:p>
            <text:p text:style-name="P3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3" draw:text-style-name="P2" draw:layer="layout" svg:width="15.999cm" svg:height="11.292cm" svg:x="6.001cm" svg:y="5.8cm" presentation:class="subtitle" presentation:user-transformed="true">
          <draw:text-box>
            <text:p><text:span text:style-name="T1">Vad är en funktion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3" draw:text-style-name="P2" draw:layer="layout" svg:width="15.999cm" svg:height="11.292cm" svg:x="6.001cm" svg:y="5.8cm" presentation:class="subtitle" presentation:user-transformed="true">
          <draw:text-box>
            <text:p><text:span text:style-name="T1">Indata/utdata-maskin</text:span></text:p>
            <text:p><text:span text:style-name="T1"/></text:p>
            <text:p><text:span text:style-name="T1"/></text:p>
            <text:p text:style-name="P3"><text:span text:style-name="T1">function skrivUtNamn(</text:span><text:span text:style-name="T2">namn</text:span><text:span text:style-name="T1">) {</text:span></text:p>
            <text:p text:style-name="P3"><text:span text:style-name="T1"><text:tab/></text:span><text:span text:style-name="T1">return </text:span><text:span text:style-name="T3">”Hej ” + namn + ”!”</text:span></text:p>
            <text:p text:style-name="P3"><text:span text:style-name="T1">}</text:span></text:p>
          </draw:text-box>
        </draw:frame>
        <draw:frame draw:style-name="gr2" draw:text-style-name="P4" draw:layer="layout" svg:width="4cm" svg:height="1.517cm" svg:x="16.8cm" svg:y="8cm">
          <draw:text-box>
            <text:p><text:span text:style-name="T4">Indata</text:span></text:p>
          </draw:text-box>
        </draw:frame>
        <draw:frame draw:style-name="gr3" draw:text-style-name="P5" draw:layer="layout" svg:width="4.024cm" svg:height="1.517cm" svg:x="13.776cm" svg:y="12.6cm">
          <draw:text-box>
            <text:p><text:span text:style-name="T5">Utda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3" draw:text-style-name="P2" draw:layer="layout" svg:width="15.999cm" svg:height="11.292cm" svg:x="6.001cm" svg:y="5.8cm" presentation:class="subtitle" presentation:user-transformed="true">
          <draw:text-box>
            <text:p><text:span text:style-name="T1">Tidsmaskin</text:span></text:p>
            <text:p><text:span text:style-name="T1">(du kan köra koden när du vill)</text:span></text:p>
            <text:p><text:span text:style-name="T1"/></text:p>
            <text:p text:style-name="P3"><text:span text:style-name="T1">&lt;button onclick=”skrivUtNamn()”&gt;</text:span></text:p>
            <text:p text:style-name="P3"><text:span text:style-name="T1">Kör skriptet!</text:span></text:p>
            <text:p text:style-name="P3"><text:span text:style-name="T1">&lt;/button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3" draw:text-style-name="P2" draw:layer="layout" svg:width="15.999cm" svg:height="11.292cm" svg:x="6.001cm" svg:y="5.8cm" presentation:class="subtitle" presentation:user-transformed="true">
          <draw:text-box>
            <text:p><text:span text:style-name="T1">DRY-cleaner</text:span></text:p>
            <text:p><text:span text:style-name="T1"/></text:p>
            <text:p><text:span text:style-name="T1">var namn = hamtaNamn()</text:span></text:p>
            <text:p><text:span text:style-name="T1"/></text:p>
            <text:p><text:span text:style-name="T1">skrivUtNamnIHTML(namn);</text:span></text:p>
            <text:p><text:span text:style-name="T1">skrivUtNamnIKonsoll(namn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3" draw:text-style-name="P2" draw:layer="layout" svg:width="15.999cm" svg:height="11.292cm" svg:x="6.001cm" svg:y="5.8cm" presentation:class="subtitle" presentation:user-transformed="true">
          <draw:text-box>
            <text:p><text:span text:style-name="T1">DRY = Don't Repeat Yourself</text:span></text:p>
            <text:p><text:span text:style-name="T1"/></text:p>
            <text:p><text:span text:style-name="T1">Regel #1 i programmeringsstrateg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3" draw:text-style-name="P2" draw:layer="layout" svg:width="15.999cm" svg:height="11.292cm" svg:x="6.001cm" svg:y="5.8cm" presentation:class="subtitle" presentation:user-transformed="true">
          <draw:text-box>
            <text:p>Varje gång du skriver repetitiv kod så blir den svårare att ändra.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3" draw:text-style-name="P2" draw:layer="layout" svg:width="15.999cm" svg:height="11.292cm" svg:x="6.001cm" svg:y="5.8cm" presentation:class="subtitle" presentation:user-transformed="true">
          <draw:text-box>
            <text:p>Exempel:</text:p>
            <text:p/>
            <text:p text:style-name="P3">console.log(”Debastian”)</text:p>
            <text:p text:style-name="P3">document.write(”Debastian”)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3" draw:text-style-name="P2" draw:layer="layout" svg:width="15.999cm" svg:height="11.292cm" svg:x="6.001cm" svg:y="5.8cm" presentation:class="subtitle" presentation:user-transformed="true">
          <draw:text-box>
            <text:p><text:span text:style-name="T1">Exempel:</text:span></text:p>
            <text:p><text:span text:style-name="T1"/></text:p>
            <text:p text:style-name="P3"><text:span text:style-name="T1">console.log(”Debastian”)</text:span></text:p>
            <text:p text:style-name="P3"><text:span text:style-name="T1">document.write(”Debastian”)</text:span></text:p>
            <text:p><text:span text:style-name="T1"/></text:p>
            <text:p><text:span text:style-name="T1">Vi skrev fel, jag heter Sebastian inte Debastian )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3" draw:text-style-name="P2" draw:layer="layout" svg:width="15.999cm" svg:height="11.292cm" svg:x="6.001cm" svg:y="5.8cm" presentation:class="subtitle" presentation:user-transformed="true">
          <draw:text-box>
            <text:p><text:span text:style-name="T1">Dålig lösning:</text:span></text:p>
            <text:p><text:span text:style-name="T1"/></text:p>
            <text:p text:style-name="P3"><text:span text:style-name="T1">console.log(”Sebastian”)</text:span></text:p>
            <text:p text:style-name="P3"><text:span text:style-name="T1">document.write(”Sebastian”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3" draw:text-style-name="P2" draw:layer="layout" svg:width="15.999cm" svg:height="11.292cm" svg:x="6.001cm" svg:y="5.8cm" presentation:class="subtitle" presentation:user-transformed="true">
          <draw:text-box>
            <text:p><text:span text:style-name="T1">Dålig lösning:</text:span></text:p>
            <text:p><text:span text:style-name="T1"/></text:p>
            <text:p text:style-name="P3"><text:span text:style-name="T1">console.log(”Sebastian”)</text:span></text:p>
            <text:p text:style-name="P3"><text:span text:style-name="T1">document.write(”Sebastian”)</text:span></text:p>
          </draw:text-box>
        </draw:frame>
        <draw:line draw:style-name="gr4" draw:text-style-name="P6" draw:layer="layout" svg:x1="5.8cm" svg:y1="3cm" svg:x2="23.6cm" svg:y2="15cm">
          <text:p/>
        </draw:line>
        <draw:line draw:style-name="gr4" draw:text-style-name="P6" draw:layer="layout" svg:x1="7cm" svg:y1="13.2cm" svg:x2="23.6cm" svg:y2="3.4cm">
          <text:p/>
        </draw:lin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3" draw:text-style-name="P2" draw:layer="layout" svg:width="15.999cm" svg:height="11.292cm" svg:x="6.001cm" svg:y="5.8cm" presentation:class="subtitle" presentation:user-transformed="true">
          <draw:text-box>
            <text:p><text:span text:style-name="T1">Bra lösning:</text:span></text:p>
            <text:p><text:span text:style-name="T1"/></text:p>
            <text:p text:style-name="P3"><text:span text:style-name="T1">var namn = ”Sebastian”</text:span></text:p>
            <text:p text:style-name="P3"><text:span text:style-name="T1">console.log(namn)</text:span></text:p>
            <text:p text:style-name="P3"><text:span text:style-name="T1">document.write(namn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3" draw:text-style-name="P2" draw:layer="layout" svg:width="15.999cm" svg:height="11.292cm" svg:x="6.001cm" svg:y="5.8cm" presentation:class="subtitle" presentation:user-transformed="true">
          <draw:text-box>
            <text:p><text:span text:style-name="T1">Bra lösning:</text:span></text:p>
            <text:p><text:span text:style-name="T1"/></text:p>
            <text:p text:style-name="P3"><text:span text:style-name="T1">var namn = ”Sebastian”</text:span></text:p>
            <text:p text:style-name="P3"><text:span text:style-name="T1">console.log(namn)</text:span></text:p>
            <text:p text:style-name="P3"><text:span text:style-name="T1">document.write(namn)</text:span></text:p>
            <text:p><text:span text:style-name="T1"/></text:p>
            <text:p><text:span text:style-name="T1">Vill vi ändrar namnet på ett ställe och inte två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3" draw:text-style-name="P2" draw:layer="layout" svg:width="15.999cm" svg:height="11.292cm" svg:x="6.001cm" svg:y="5.8cm" presentation:class="subtitle" presentation:user-transformed="true">
          <draw:text-box>
            <text:p><text:span text:style-name="T1">Tänk kod där ni behöver ändra på 50 ställen.</text:span></text:p>
            <text:p><text:span text:style-name="T1"/></text:p>
            <text:p><text:span text:style-name="T1">Bättre att ha DRY kod.</text:span></text:p>
            <text:p><text:span text:style-name="T1"/></text:p>
            <text:p><text:span text:style-name="T1">Då behöver ni bara ändra på ett ställ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3" draw:text-style-name="P2" draw:layer="layout" svg:width="15.999cm" svg:height="11.292cm" svg:x="6.001cm" svg:y="5.8cm" presentation:class="subtitle" presentation:user-transformed="true">
          <draw:text-box>
            <text:p><text:span text:style-name="T1">Övning:</text:span></text:p>
            <text:p><text:span text:style-name="T1"/></text:p>
            <text:p><text:span text:style-name="T1">[js_ovning_funktioner.html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7:46:57.051509897</meta:creation-date>
    <dc:date>2018-03-19T19:25:15.948257057</dc:date>
    <meta:editing-duration>PT1H7M6S</meta:editing-duration>
    <meta:editing-cycles>4</meta:editing-cycles>
    <meta:generator>LibreOffice/4.2.8.2$Linux_x86 LibreOffice_project/420m0$Build-2</meta:generator>
    <meta:document-statistic meta:object-count="88"/>
  </office:meta>
</office:document-meta>
</file>